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689" officeooo:paragraph-rsid="00140689"/>
    </style:style>
    <style:style style:name="T1" style:family="text">
      <style:text-properties officeooo:rsid="0014068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Escribir un programa que pregunte al usuario su nombre, y luego lo salude.</text:p>
      <text:p text:style-name="Standard"/>
      <text:p text:style-name="Standard"><text:span text:style-name="T1">2. </text:span>Realiza un programa que reciba una cantidad de minutos y muestre por pantalla a cuantas horas y minutos corresponde. Por ejemplo: 1000 minutos son 16 horas y 40 minutos.</text:p>
      <text:p text:style-name="Standard"/>
      <text:p text:style-name="Standard"><text:span text:style-name="T1">3. </text:span>Pide al usuario dos pares de números x1,y2 y x2,y2, que representen dos puntos en el plano. Calcula y muestra la distancia entre ellos.</text:p>
      <text:p text:style-name="Standard"/>
      <text:p text:style-name="Standard"><text:span text:style-name="T1">4. </text:span>Leer una serie de edades, hasta que se introduzca el 0 y luego mostrar el promedio de todas, la menor y la mayor.</text:p>
      <text:p text:style-name="Standard"/>
      <text:p text:style-name="Standard"><text:span text:style-name="T1">5. </text:span>Leer un número y mostrar su cuadrado, repetir el proceso hasta que se introduzca un número negativo.</text:p>
      <text:p text:style-name="Standard"/>
      <text:p text:style-name="Standard"><text:span text:style-name="T1">6. </text:span>Leer números hasta que se introduzca un 0. Para cada uno indicar si es par o impar.</text:p>
      <text:p text:style-name="Standard"/>
      <text:p text:style-name="Standard"><text:span text:style-name="T1">7. </text:span>Diseñar un programa que muestre el producto de los 10 primeros números impares.</text:p>
      <text:p text:style-name="Standard"/>
      <text:p text:style-name="Standard"><text:span text:style-name="T1">8. </text:span>Realizar un programa que determine si un número positivo introducido es primo.</text:p>
      <text:p text:style-name="Standard"/>
      <text:p text:style-name="Standard"><text:span text:style-name="T1">9. </text:span>Leer un número n y mostrar el enésimo número de la serie de Fobonacci, por ejemplo si se introduce 5 debería mostrar el número 3 debería mostrar 0 1 1 2 3 5 8.</text:p>
      <text:p text:style-name="Standard"/>
      <text:p text:style-name="Standard"><text:span text:style-name="T1">10. </text:span>Escribir un programa que lea un número menor a 3000 y lo convierta en número romano.</text:p>
      <text:p text:style-name="Standard"/>
      <text:p text:style-name="P1">11. Dado un número, imprimir una serie descendente de la siguiente forma, suponiendo que se introduce el 4, debería imprimir:</text:p>
      <text:p text:style-name="P1"><text:tab/>4321</text:p>
      <text:p text:style-name="P1"><text:tab/>432</text:p>
      <text:p text:style-name="P1"><text:s/><text:tab/>43</text:p>
      <text:p text:style-name="P1"><text:tab/>4</text:p>
      <text:p text:style-name="P1">12. Una tienda ofrece un descuento de 25% sobre el monto de compra para sus clientes, elabore</text:p>
      <text:p text:style-name="P1">un programa que calcule el porcentaje de descuento de esa compra.</text:p>
      <text:p text:style-name="P1"/>
      <text:p text:style-name="P1">13. Escribir un algoritmo que lea un número del 1 al 12 y muestre el nombre del mes</text:p>
      <text:p text:style-name="P1">correspondiente.</text:p>
      <text:p text:style-name="P1"/>
      <text:p text:style-name="P1">14. Escribir un programa que lea un número menor a 5000 y lo escriba en números romanos</text:p>
      <text:p text:style-name="P1"/>
      <text:p text:style-name="P1">15. Diseñe un programa que permita calcular la tercera potencia de un número entero dado</text:p>
      <text:p text:style-name="P1"/>
      <text:p text:style-name="P1">16. Elabore un programa que permita <text:span text:style-name="T3">calcular</text:span> el producto de dos números enteros sin utilizar el</text:p>
      <text:p text:style-name="P1">operador de multiplicación.</text:p>
      <text:p text:style-name="P1"/>
      <text:p text:style-name="P1">17. Escribir un programa que imprima los primeros 5 números cuya suma del cuadrado de sus dígitos sea igual al número.</text:p>
      <text:p text:style-name="P1"/>
      <text:p text:style-name="P1">18. Realizar un programa para imprimir los primeros n números primo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8:57:32.137653101</meta:creation-date>
    <meta:generator>LibreOffice/24.2.5.2$Linux_X86_64 LibreOffice_project/420$Build-2</meta:generator>
    <dc:date>2024-09-11T15:52:54.797451585</dc:date>
    <meta:editing-duration>PT7M22S</meta:editing-duration>
    <meta:editing-cycles>1</meta:editing-cycles>
    <meta:document-statistic meta:table-count="0" meta:image-count="0" meta:object-count="0" meta:page-count="1" meta:paragraph-count="25" meta:word-count="362" meta:character-count="1985" meta:non-whitespace-character-count="1643"/>
  </office:meta>
</office:document-meta>
</file>